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text-properties officeooo:rsid="001aa758" officeooo:paragraph-rsid="00007882"/>
    </style:style>
    <style:style style:name="P2" style:family="paragraph" style:parent-style-name="Heading">
      <style:text-properties officeooo:rsid="0000e698" officeooo:paragraph-rsid="0000e698"/>
    </style:style>
    <style:style style:name="P3" style:family="paragraph" style:parent-style-name="Standard">
      <style:text-properties officeooo:rsid="00182ebe" officeooo:paragraph-rsid="00007882"/>
    </style:style>
    <style:style style:name="P4" style:family="paragraph" style:parent-style-name="Heading_20_1">
      <style:paragraph-properties fo:text-align="center" style:justify-single-word="false"/>
      <style:text-properties officeooo:rsid="00182ebe" officeooo:paragraph-rsid="00007882"/>
    </style:style>
    <style:style style:name="P5" style:family="paragraph" style:parent-style-name="Text_20_body">
      <style:text-properties officeooo:rsid="001aa758" officeooo:paragraph-rsid="00007882"/>
    </style:style>
    <style:style style:name="P6" style:family="paragraph" style:parent-style-name="Text_20_body">
      <style:text-properties officeooo:rsid="0000e698" officeooo:paragraph-rsid="0000e698"/>
    </style:style>
    <style:style style:name="T1" style:family="text">
      <style:text-properties officeooo:rsid="001aa758"/>
    </style:style>
    <style:style style:name="T2" style:family="text">
      <style:text-properties officeooo:rsid="00007882"/>
    </style:style>
    <style:style style:name="T3" style:family="text">
      <style:text-properties style:text-position="super 58%" officeooo:rsid="00007882"/>
    </style:style>
    <style:style style:name="T4" style:family="text">
      <style:text-properties style:text-position="0% 100%" officeooo:rsid="00007882"/>
    </style:style>
    <style:style style:name="T5" style:family="text">
      <style:text-properties style:text-position="0% 100%" officeooo:rsid="0000e6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Wi</text:span>lliam Mackay</text:p>
      <text:p text:style-name="P3">MTH 337, Professor Adam Cunningham</text:p>
      <text:p text:style-name="P3"/>
      <text:h text:style-name="P4" text:outline-level="1">Weekly Report 0<text:span text:style-name="T2">7</text:span></text:h>
      <text:p text:style-name="P1">Introduction</text:p>
      <text:p text:style-name="P5"><text:tab/><text:span text:style-name="T2">Newton's method is a very important tool for solving nonlinear equations and systems of equations. This method is often favored because of its relatively quick speed of convergence. While other methods, such as bisection, converge linearly, Newton's method converges quadratically. Newton's method, however, works poorly with some functions where the derivative approaches 0 at points. For functions such as these, the initial value that is chosen can determine whether or not Newton's method converges at all. In this assignment, Newton's method was tested on the function f(z)=</text:span><text:span text:style-name="T4">z</text:span><text:span text:style-name="T3">3</text:span><text:span text:style-name="T4">-1 </text:span><text:span text:style-name="T5">for z values in the imaginary plane. A python script was written to test many points on the imaginary plane between -1 and 1 and -1j and 1j to see whether or not these points converged to one of three roots over 20 iterations of Newton's method. The script then generated an image that showed to which root each value converged by coloring each point either red, blue, or green. Another image was generated in which the rate of convergence was encoded into the brightness of each color.</text:span></text:p>
      <text:p text:style-name="P2">Approach</text:p>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0T15:44:13.212000000</meta:creation-date>
    <dc:date>2015-10-30T16:07:23.159000000</dc:date>
    <meta:editing-duration>PT5M57S</meta:editing-duration>
    <meta:editing-cycles>1</meta:editing-cycles>
    <meta:document-statistic meta:table-count="0" meta:image-count="0" meta:object-count="0" meta:page-count="1" meta:paragraph-count="7" meta:word-count="187" meta:character-count="1156" meta:non-whitespace-character-count="973"/>
    <meta:generator>LibreOffice/5.0.2.2$Windows_x86 LibreOffice_project/37b43f919e4de5eeaca9b9755ed688758a8251fe</meta:generator>
  </office:meta>
</office:document-meta>
</file>